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officeooo:rsid="00098c19" officeooo:paragraph-rsid="00098c19"/>
    </style:style>
    <style:style style:name="P2" style:family="paragraph" style:parent-style-name="Heading_20_2">
      <style:text-properties officeooo:rsid="001ca041" officeooo:paragraph-rsid="001ca041"/>
    </style:style>
    <style:style style:name="P3" style:family="paragraph" style:parent-style-name="Heading_20_3">
      <style:text-properties officeooo:rsid="001e8907" officeooo:paragraph-rsid="001e8907"/>
    </style:style>
    <style:style style:name="P4" style:family="paragraph" style:parent-style-name="Heading_20_3">
      <style:text-properties officeooo:rsid="001ebd2c" officeooo:paragraph-rsid="001ebd2c"/>
    </style:style>
    <style:style style:name="P5" style:family="paragraph" style:parent-style-name="Text_20_body">
      <style:text-properties officeooo:rsid="00098c19" officeooo:paragraph-rsid="000ee438"/>
    </style:style>
    <style:style style:name="P6" style:family="paragraph" style:parent-style-name="Text_20_body">
      <style:text-properties officeooo:rsid="001020ed" officeooo:paragraph-rsid="001ebd2c"/>
    </style:style>
    <style:style style:name="P7" style:family="paragraph" style:parent-style-name="Text_20_body">
      <style:text-properties officeooo:rsid="0011e1e7" officeooo:paragraph-rsid="0011e1e7"/>
    </style:style>
    <style:style style:name="P8" style:family="paragraph" style:parent-style-name="Text_20_body">
      <style:text-properties officeooo:rsid="0011e1e7" officeooo:paragraph-rsid="001ca041"/>
    </style:style>
    <style:style style:name="P9" style:family="paragraph" style:parent-style-name="Text_20_body">
      <style:text-properties officeooo:rsid="0011e1e7" officeooo:paragraph-rsid="001d5ca3"/>
    </style:style>
    <style:style style:name="P10" style:family="paragraph" style:parent-style-name="Text_20_body">
      <style:text-properties officeooo:rsid="0011e1e7" officeooo:paragraph-rsid="0021eccd"/>
    </style:style>
    <style:style style:name="P11" style:family="paragraph" style:parent-style-name="Text_20_body">
      <style:text-properties officeooo:rsid="0011e1e7" officeooo:paragraph-rsid="0021efc7"/>
    </style:style>
    <style:style style:name="P12" style:family="paragraph" style:parent-style-name="Text_20_body">
      <style:text-properties officeooo:rsid="00225674" officeooo:paragraph-rsid="00225674"/>
    </style:style>
    <style:style style:name="P13" style:family="paragraph" style:parent-style-name="Text_20_body">
      <style:text-properties officeooo:rsid="00231f0e" officeooo:paragraph-rsid="00231f0e"/>
    </style:style>
    <style:style style:name="P14" style:family="paragraph" style:parent-style-name="Text_20_body" style:list-style-name="L1">
      <style:paragraph-properties fo:margin-top="0cm" fo:margin-bottom="0cm" style:contextual-spacing="false"/>
      <style:text-properties officeooo:paragraph-rsid="000ee438"/>
    </style:style>
    <style:style style:name="P15" style:family="paragraph" style:parent-style-name="Text_20_body" style:list-style-name="L1">
      <style:paragraph-properties fo:margin-top="0cm" fo:margin-bottom="0cm" style:contextual-spacing="false"/>
      <style:text-properties officeooo:rsid="000f1238" officeooo:paragraph-rsid="000f1238"/>
    </style:style>
    <style:style style:name="P16" style:family="paragraph" style:parent-style-name="Text_20_body">
      <style:paragraph-properties fo:margin-top="0.302cm" fo:margin-bottom="0.549cm" style:contextual-spacing="false"/>
      <style:text-properties officeooo:rsid="00098c19" officeooo:paragraph-rsid="000ceade"/>
    </style:style>
    <style:style style:name="P17" style:family="paragraph" style:parent-style-name="Title">
      <style:text-properties officeooo:rsid="00098c19" officeooo:paragraph-rsid="00098c19"/>
    </style:style>
    <style:style style:name="T1" style:family="text">
      <style:text-properties officeooo:rsid="000b8e55"/>
    </style:style>
    <style:style style:name="T2" style:family="text">
      <style:text-properties officeooo:rsid="000ceade"/>
    </style:style>
    <style:style style:name="T3" style:family="text">
      <style:text-properties officeooo:rsid="000ee438"/>
    </style:style>
    <style:style style:name="T4" style:family="text">
      <style:text-properties officeooo:rsid="000f1238"/>
    </style:style>
    <style:style style:name="T5" style:family="text">
      <style:text-properties officeooo:rsid="001020ed"/>
    </style:style>
    <style:style style:name="T6" style:family="text">
      <style:text-properties officeooo:rsid="001054d0"/>
    </style:style>
    <style:style style:name="T7" style:family="text">
      <style:text-properties officeooo:rsid="00142d28"/>
    </style:style>
    <style:style style:name="T8" style:family="text">
      <style:text-properties officeooo:rsid="0018689a"/>
    </style:style>
    <style:style style:name="T9" style:family="text">
      <style:text-properties officeooo:rsid="001983f8"/>
    </style:style>
    <style:style style:name="T10" style:family="text">
      <style:text-properties officeooo:rsid="001a535c"/>
    </style:style>
    <style:style style:name="T11" style:family="text">
      <style:text-properties officeooo:rsid="001ca041"/>
    </style:style>
    <style:style style:name="T12" style:family="text">
      <style:text-properties officeooo:rsid="001d5ca3"/>
    </style:style>
    <style:style style:name="T13" style:family="text">
      <style:text-properties officeooo:rsid="001ebd2c"/>
    </style:style>
    <style:style style:name="T14" style:family="text">
      <style:text-properties officeooo:rsid="00206a16"/>
    </style:style>
    <style:style style:name="T15" style:family="text">
      <style:text-properties officeooo:rsid="0021eccd"/>
    </style:style>
    <style:style style:name="T16" style:family="text">
      <style:text-properties officeooo:rsid="0021efc7"/>
    </style:style>
    <style:style style:name="T17" style:family="text">
      <style:text-properties officeooo:rsid="00225674"/>
    </style:style>
    <style:style style:name="T18" style:family="text">
      <style:text-properties officeooo:rsid="00231f0e"/>
    </style:style>
    <style:style style:name="T19" style:family="text">
      <style:text-properties officeooo:rsid="002358dd"/>
    </style:style>
    <style:style style:name="T20" style:family="text">
      <style:text-properties officeooo:rsid="00253042"/>
    </style:style>
    <style:style style:name="T21" style:family="text">
      <style:text-properties officeooo:rsid="0026f36f"/>
    </style:style>
    <style:style style:name="T22" style:family="text">
      <style:text-properties officeooo:rsid="0027a42f"/>
    </style:style>
    <style:style style:name="T23" style:family="text">
      <style:text-properties officeooo:rsid="0028a542"/>
    </style:style>
    <style:style style:name="T24" style:family="text">
      <style:text-properties officeooo:rsid="0029dca5"/>
    </style:style>
    <style:style style:name="T25" style:family="text">
      <style:text-properties officeooo:rsid="002a15ac"/>
    </style:style>
    <style:style style:name="T26" style:family="text">
      <style:text-properties officeooo:rsid="002d83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Project Specification</text:p>
      <text:h text:style-name="P1" text:outline-level="1">Project Aim</text:h>
      <text:p text:style-name="P5"><text:span text:style-name="T1">The aim is to m</text:span>ake a password manager <text:span text:style-name="T1">with advanced features</text:span>. <text:span text:style-name="T2">Some of the features would be:</text:span></text:p>
      <text:list xml:id="list4253174700" text:style-name="L1">
        <text:list-item>
          <text:p text:style-name="P14"><text:span text:style-name="T4">A</text:span><text:span text:style-name="T2"> way to recover the </text:span><text:span text:style-name="T3">encrypted password data without any password.</text:span></text:p>
        </text:list-item>
        <text:list-item>
          <text:p text:style-name="P15">A way to distribute the secret password recovery data into specific pieces, with thresholds. </text:p>
        </text:list-item>
        <text:list-item>
          <text:p text:style-name="P15">Normal features found in a normal password manager. </text:p>
        </text:list-item>
      </text:list>
      <text:p text:style-name="P16"><text:span text:style-name="T1">I have worked with all of the technologies that I’ll be using before </text:span><text:span text:style-name="T23">in my projects</text:span><text:span text:style-name="T1">, </text:span><text:span text:style-name="T22">however</text:span><text:span text:style-name="T1"> </text:span><text:span text:style-name="T5">I have never implemented cryptographic algorithms in my work. </text:span></text:p>
      <text:h text:style-name="P1" text:outline-level="1">Project Expectations</text:h>
      <text:p text:style-name="P6">This is a product focused <text:span text:style-name="T10">security </text:span>project. <text:span text:style-name="T9">At the end of the project the code will be made </text:span><text:span text:style-name="T14">free and open-source. Making the project open-source will give it the ability to be</text:span><text:span text:style-name="T9"> expanded, more secure </text:span><text:span text:style-name="T14">and </text:span><text:span text:style-name="T9">more available. </text:span></text:p>
      <text:h text:style-name="P4" text:outline-level="3">Good practice</text:h>
      <text:p text:style-name="P7"><text:span text:style-name="T6">Good practice will be shown by using abstraction and solid design patterns </text:span>as well as unit testing<text:span text:style-name="T6">. </text:span>Version control should also be used as <text:span text:style-name="T13">git </text:span>reverts and <text:span text:style-name="T13">git </text:span>branching <text:span text:style-name="T13">are</text:span> possible <text:span text:style-name="T14">to allow better workflow</text:span>. It also allows room for collaboration <text:span text:style-name="T20">in the future</text:span>. </text:p>
      <text:h text:style-name="P2" text:outline-level="2">Features</text:h>
      <text:p text:style-name="P8">Because this is a project <text:span text:style-name="T8">focused on security</text:span>, with a very unique set of features that other standalone password managers don’t posses, most of the marking should come from the evaluation of the product’<text:span text:style-name="T11">s features</text:span> from a user’s standpoint <text:span text:style-name="T7">as well as individual anonymity and security </text:span><text:span text:style-name="T8">of data</text:span>. </text:p>
      <text:h text:style-name="P3" text:outline-level="3">Novel Features</text:h>
      <text:p text:style-name="P10">For example, ability to safely and securely decode data without a password is an entire novelty when it comes to password managers, as well as designing and implementing a container for all the encrypted data that makes it happen. <text:span text:style-name="T12">Further features like the ability to have multiple passwords unlock the encrypted </text:span>container<text:span text:style-name="T12">, shared secret recovery option and peer-to-peer secure communication also should be evaluated by implementation and completion. </text:span></text:p>
      <text:p text:style-name="P11"><text:span text:style-name="T15">The ability to unlock the data without the password could be very beneficial if the main user has </text:span><text:span text:style-name="T16">a trusted person that </text:span><text:span text:style-name="T17">would be able to gain access to the data in the container. For example, if a person has a trusted family member, the person can give the recovery token to the trusted family </text:span><text:span text:style-name="T26">member </text:span><text:span text:style-name="T17">for them to unlock the container and gain access to the passwords.</text:span></text:p>
      <text:p text:style-name="P12"><text:soft-page-break/><text:span text:style-name="T19">The password manager will be able to allow users to sign in with multiple passwords. </text:span>Multiple passwords would allow multiple users to use the same container for passwords <text:span text:style-name="T18">and this would allow multiple users to sync the passwords and account details</text:span>. This could be used by a company <text:span text:style-name="T26">which ha</text:span>s multiple <text:span text:style-name="T24">employees that have</text:span> shared accounts on several websites.</text:p>
      <text:p text:style-name="P13">Shared secret recovery is a function where <text:span text:style-name="T19">access to the container requires a certain amount of pieces of information to unlock. </text:span><text:span text:style-name="T20">For example, a user can set to create 9 pieces of information and if 6 pieces of information are combined, it would allow for the unlocking of the container containing all of the passwords. The numbers can be adjusted by the user. This approach can be beneficial if the user doesn’</text:span><text:span text:style-name="T21">t want a </text:span><text:span text:style-name="T26">singular</text:span><text:span text:style-name="T21"> entity to gain access to the container. An example of this in practice could be a person distributing one piece of information to each </text:span><text:span text:style-name="T26">of the 9</text:span><text:span text:style-name="T21"> family member</text:span><text:span text:style-name="T26">s</text:span><text:span text:style-name="T21"> and adjusting the number of pieces required to open the container to 6. This would mean that </text:span><text:span text:style-name="T26">to open the container, </text:span><text:span text:style-name="T21">any 6 </text:span><text:span text:style-name="T24">out of 9</text:span><text:span text:style-name="T21"> members of the family that have a piece of information would be required. These member</text:span><text:span text:style-name="T24">s</text:span><text:span text:style-name="T21"> would have full access to the container and the encrypted data. </text:span></text:p>
      <text:h text:style-name="P3" text:outline-level="3">Standard Features</text:h>
      <text:p text:style-name="P9">It’s also important to underline the fact that se<text:span text:style-name="T24">r</text:span>ver software has to be created that allows users to sync their devices. <text:span text:style-name="T12">Many other features that are usually present in password managers will also exist, such as the ability to export </text:span><text:span text:style-name="T25">login </text:span><text:span text:style-name="T24">details</text:span><text:span text:style-name="T12"> to a </text:span><text:span text:style-name="T24">file</text:span><text:span text:style-name="T12"> and a password generator.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Arial"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Arial"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3T13:02:03.308781470</meta:creation-date>
    <dc:date>2021-02-16T12:37:55.028459172</dc:date>
    <meta:editing-duration>PT6H23M21S</meta:editing-duration>
    <meta:editing-cycles>19</meta:editing-cycles>
    <meta:generator>LibreOffice/7.0.4.2$Linux_X86_64 LibreOffice_project/00$Build-2</meta:generator>
    <meta:document-statistic meta:table-count="0" meta:image-count="0" meta:object-count="0" meta:page-count="2" meta:paragraph-count="20" meta:word-count="622" meta:character-count="3667" meta:non-whitespace-character-count="3059"/>
  </office:meta>
</office:document-meta>
</file>